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ma" svg:font-family="Loma" style:font-pitch="variable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akar" fo:font-size="18pt" fo:language="el" fo:country="GR" fo:font-weight="bold" officeooo:paragraph-rsid="000738e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8pt" fo:language="el" fo:country="GR" fo:font-weight="bold" officeooo:paragraph-rsid="000738e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8pt" fo:language="el" fo:country="GR" fo:font-weight="bold" officeooo:paragraph-rsid="000738e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8pt" fo:language="el" fo:country="GR" fo:font-weight="bold" officeooo:rsid="000738e2" officeooo:paragraph-rsid="000738e2" style:font-size-asian="18pt" style:font-weight-asian="bold" style:font-size-complex="18pt" style:font-weight-complex="bold"/>
    </style:style>
    <style:style style:name="T1" style:family="text">
      <style:text-properties fo:language="el" fo:country="GR"/>
    </style:style>
    <style:style style:name="T2" style:family="text">
      <style:text-properties officeooo:rsid="000738e2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738e2" style:font-size-asian="12.25pt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Έκθεση Τεκμηρίωσης Sportify</text:p>
      <text:p text:style-name="P2"/>
      <text:p text:style-name="P3"><text:span text:style-name="T5">Πολίτης Απόστολος Ραφαήλ </text:span></text:p>
      <text:p text:style-name="P3"><text:span text:style-name="T5">Μακρέβσκι Γκόριαν</text:span></text:p>
      <text:p text:style-name="P4"><text:span text:style-name="T5">Χ</text:span><text:span text:style-name="T4">ατσατουριάν Αλέξανδρος</text:span></text:p>
      <text:p text:style-name="P3"><text:span text:style-name="T5"/></text:p>
      <text:p text:style-name="P1"><text:span text:style-name="T5"/></text:p>
      <text:p text:style-name="P1"><text:span text:style-name="T5"/></text:p>
      <text:p text:style-name="P1"><text:span text:style-name="T2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ma" svg:font-family="Loma" style:font-pitch="variable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6:18:56.756751688</meta:creation-date>
    <meta:generator>LibreOffice/6.4.6.2$Linux_X86_64 LibreOffice_project/40$Build-2</meta:generator>
    <dc:date>2021-03-20T16:43:18.652263910</dc:date>
    <meta:editing-duration>PT11M17S</meta:editing-duration>
    <meta:editing-cycles>2</meta:editing-cycles>
    <meta:document-statistic meta:table-count="0" meta:image-count="0" meta:object-count="0" meta:page-count="1" meta:paragraph-count="5" meta:word-count="10" meta:character-count="93" meta:non-whitespace-character-count="85"/>
  </office:meta>
</office:document-meta>
</file>